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112.47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5.98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Menge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Shop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Raspi 4</text:p>
          </table:table-cell>
          <table:table-cell office:value-type="string" calcext:value-type="string">
            <text:p>Performance(Pi4) &gt; Performance(Tinker) &amp; Tinker GPIO kaputt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46.5" calcext:value-type="currency">
            <text:p>46,5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SP PI 4 B 2GB</text:p>
          </table:table-cell>
          <table:table-cell office:value-type="string" calcext:value-type="string">
            <text:p>https://www.reichelt.de/raspberry-pi-4-b-4x-1-5-ghz-2-gb-ram-wlan-bt-rasp-pi-4-b-2gb-p259919.html?&amp;trstct=pol_5</text:p>
          </table:table-cell>
        </table:table-row>
        <table:table-row table:style-name="ro2">
          <table:table-cell office:value-type="string" calcext:value-type="string">
            <text:p>Kühlkörper Raspi</text:p>
          </table:table-cell>
          <table:table-cell office:value-type="string" calcext:value-type="string">
            <text:p>Pi 4 läuft sehr warm, Lüfter sind schon am Roboter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PI MUSB USBC WT</text:p>
          </table:table-cell>
          <table:table-cell office:value-type="string" calcext:value-type="string">
            <text:p>https://www.reichelt.de/raspberry-pi-4-kuehlkoerper-40-x-30-x-5-mm-schwarz-rpi-cool-40x30-p261928.html?&amp;trstct=pos_0</text:p>
          </table:table-cell>
        </table:table-row>
        <table:table-row table:style-name="ro2">
          <table:table-cell office:value-type="string" calcext:value-type="string">
            <text:p>USB-C / Micro USB Converter Pi</text:p>
          </table:table-cell>
          <table:table-cell office:value-type="string" calcext:value-type="string">
            <text:p>Bequemlichkeit, um Netzteile vom Tinker weiter verwenden zu können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.1" calcext:value-type="currency">
            <text:p>1,1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PI COOL 40X30</text:p>
          </table:table-cell>
          <table:table-cell office:value-type="string" calcext:value-type="string">
            <text:p>https://www.reichelt.de/raspberry-pi-adapter-microusb-auf-usb-c-weiss-rpi-musb-usbc-wt-p260033.html?&amp;trstct=lsbght_sldr::259919</text:p>
          </table:table-cell>
        </table:table-row>
        <table:table-row table:style-name="ro2">
          <table:table-cell office:value-type="string" calcext:value-type="string">
            <text:p>Teensy 3.6</text:p>
          </table:table-cell>
          <table:table-cell office:value-type="string" calcext:value-type="string">
            <text:p>Ersatz Teensys, dritte Platine hat keine Teensys installiert, sodass jedes Bauteil direkt ausgetauscht werden könnt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8.9" calcext:value-type="currency">
            <text:p>38,9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TEENSY 3.6</text:p>
          </table:table-cell>
          <table:table-cell office:value-type="string" calcext:value-type="string">
            <text:p>https://www.reichelt.de/teensy-3-6-usb-teensy-3-6-p191458.html?&amp;trstct=pos_0</text:p>
          </table:table-cell>
        </table:table-row>
        <table:table-row table:style-name="ro2">
          <table:table-cell office:value-type="string" calcext:value-type="string">
            <text:p>Stiftleiste SMD für Teensy</text:p>
          </table:table-cell>
          <table:table-cell office:value-type="string" calcext:value-type="string">
            <text:p>Stiftleisten um Ersatz teensys zu ersetze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2X10G SMD2,54</text:p>
          </table:table-cell>
          <table:table-cell office:value-type="string" calcext:value-type="string">
            <text:p>https://www.reichelt.de/2x10pol-smd-stiftleiste-gerade-rm-2-54-sl-2x10g-smd2-54-p51717.html?&amp;trstct=pol_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>
            <text:p>Gesamt:</text:p>
          </table:table-cell>
          <table:table-cell table:formula="of:=[.C2]*[.D2]+[.C3]*[.D3]+[.C4]*[.D4]+[.C5]*[.D5]+[.C6]*[.D6]" office:value-type="currency" office:currency="EUR" office:value="228.8" calcext:value-type="currency">
            <text:p>228,80 €</text:p>
          </table:table-cell>
          <table:table-cell table:number-columns-repeated="3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.00.0000</text:date>, <text:time style:data-style-name="N2" text:time-value="00:09:53.5807459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5:25:11.953259504</meta:creation-date>
    <dc:date>2019-10-04T00:12:51.376062768</dc:date>
    <meta:editing-duration>PT11M6S</meta:editing-duration>
    <meta:editing-cycles>3</meta:editing-cycles>
    <meta:generator>LibreOffice/4.4.7.2$MacOSX_X86_64 LibreOffice_project/f3153a8b245191196a4b6b9abd1d0da16eead600</meta:generator>
    <meta:document-statistic meta:table-count="1" meta:cell-count="44" meta:object-count="0"/>
  </office:meta>
</office:document-meta>
</file>